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up A : Assignment 4</text:p>
      <text:p text:style-name="P1"/>
      <text:p text:style-name="P1">********************** <text:s text:c="2"/>PROBLEM STATEMENT <text:s text:c="2"/>**********************</text:p>
      <text:p text:style-name="P1"/>
      <text:p text:style-name="P1">Write X86/64 ALP for the following operations on the string entered by the user.</text:p>
      <text:p text:style-name="P1">(Use of 64-bit registers is expected)</text:p>
      <text:p text:style-name="P1">a) Calculate the length of the string</text:p>
      <text:p text:style-name="P1">b) Reverse the string</text:p>
      <text:p text:style-name="P1">c) Check whether the string is palindrome</text:p>
      <text:p text:style-name="P1"/>
      <text:p text:style-name="P1">OR</text:p>
      <text:p text:style-name="P1"/>
      <text:p text:style-name="P1">Make your program user friendly by providing MENU like:</text:p>
      <text:p text:style-name="P1">(a) Enter the string</text:p>
      <text:p text:style-name="P1">b) Calculate length of string</text:p>
      <text:p text:style-name="P1">c) Reverse string</text:p>
      <text:p text:style-name="P1">d) Check palindrome</text:p>
      <text:p text:style-name="P1">e) Exit</text:p>
      <text:p text:style-name="P1"/>
      <text:p text:style-name="P1">Display appropriate messages to prompt the user while accepting the input and displaying the result.</text:p>
      <text:p text:style-name="P1"/>
      <text:p text:style-name="P1">************************** <text:s text:c="2"/>SOURCE CODE <text:s text:c="2"/>**************************</text:p>
      <text:p text:style-name="P1"/>
      <text:p text:style-name="P1">global _start</text:p>
      <text:p text:style-name="P1"></text:p>
      <text:p text:style-name="P1">section .data</text:p>
      <text:p text:style-name="P1"></text:p>
      <text:p text:style-name="P1">welcome db 0xA,0xA,"This program will take a string/sentence from you and check whether it is a palindrome or not.",0xA</text:p>
      <text:p text:style-name="P1">lwelcome equ $-welcome</text:p>
      <text:p text:style-name="P1">menu db 0xA,"Operations performable: ",0xA</text:p>
      <text:p text:style-name="P1"><text:s text:c="5"/>db 0x9,"1) Enter a string.",0xA</text:p>
      <text:p text:style-name="P1"><text:s text:c="5"/>db 0x9,"2) Calculate length of string.",0xA</text:p>
      <text:p text:style-name="P1"><text:s text:c="5"/>db 0x9,"3) Show the reverse of string.",0xA</text:p>
      <text:p text:style-name="P1"><text:s text:c="5"/>db 0x9,"4) Check if string is palindrome.",0xA</text:p>
      <text:p text:style-name="P1"><text:s text:c="5"/>db 0x9,"5) Exit",0xA,</text:p>
      <text:p text:style-name="P1"><text:s text:c="5"/>db 0xA,"Enter choice: "</text:p>
      <text:p text:style-name="P1">lmenu equ $-menu</text:p>
      <text:p text:style-name="P1">prompt db 0xA,"Enter any string/sentence: "</text:p>
      <text:p text:style-name="P1">lprompt equ $-prompt</text:p>
      <text:p text:style-name="P1">response1 db 0xA,"The length of entered String is "</text:p>
      <text:p text:style-name="P1">lresponse1 equ $-response1</text:p>
      <text:p text:style-name="P1">response2 db 0xA,"The reverse of entered String is "</text:p>
      <text:p text:style-name="P1"><text:soft-page-break/>lresponse2 equ $-response2</text:p>
      <text:p text:style-name="P1">option1 db 0xA,"The entered String is a palindrome."</text:p>
      <text:p text:style-name="P1">loption1 equ $-option1</text:p>
      <text:p text:style-name="P1">option2 db 0xA,"The entered String is not a palindrome."</text:p>
      <text:p text:style-name="P1">loption2 equ $-option2</text:p>
      <text:p text:style-name="P1"></text:p>
      <text:p text:style-name="P1">section .bss</text:p>
      <text:p text:style-name="P1"><text:tab/>;macros</text:p>
      <text:p text:style-name="P1">%macro print 2</text:p>
      <text:p text:style-name="P1">mov rax, 1</text:p>
      <text:p text:style-name="P1">mov rdi, 1</text:p>
      <text:p text:style-name="P1">mov rsi, %1</text:p>
      <text:p text:style-name="P1">mov rdx, %2</text:p>
      <text:p text:style-name="P1">syscall</text:p>
      <text:p text:style-name="P1">%endmacro</text:p>
      <text:p text:style-name="P1"></text:p>
      <text:p text:style-name="P1">%macro scan 2</text:p>
      <text:p text:style-name="P1">mov rax, 0</text:p>
      <text:p text:style-name="P1">mov rdi, 0</text:p>
      <text:p text:style-name="P1">mov rsi, %1</text:p>
      <text:p text:style-name="P1">mov rdx, %2</text:p>
      <text:p text:style-name="P1">syscall</text:p>
      <text:p text:style-name="P1">%endmacro</text:p>
      <text:p text:style-name="P1"></text:p>
      <text:p text:style-name="P1"><text:tab/>;variables</text:p>
      <text:p text:style-name="P1">buffer resb 30</text:p>
      <text:p text:style-name="P1">len resb 2</text:p>
      <text:p text:style-name="P1">plen resb 2</text:p>
      <text:p text:style-name="P1">choice resb 2</text:p>
      <text:p text:style-name="P1">string resb 30</text:p>
      <text:p text:style-name="P1">revstr resb 30</text:p>
      <text:p text:style-name="P1">erase db 30</text:p>
      <text:p text:style-name="P1"><text:tab/>;size of variables = 30B + 2B + 2B + 2B + 30B + 30B + 30B = 126B</text:p>
      <text:p text:style-name="P1"></text:p>
      <text:p text:style-name="P1">section .text</text:p>
      <text:p text:style-name="P1">_start:</text:p>
      <text:p text:style-name="P1"><text:tab/>print welcome, lwelcome</text:p>
      <text:p text:style-name="P1"></text:p>
      <text:p text:style-name="P1"><text:tab/>repeat:</text:p>
      <text:p text:style-name="P1"></text:p>
      <text:p text:style-name="P1"><text:tab/><text:tab/>print menu, lmenu</text:p>
      <text:p text:style-name="P1"><text:tab/><text:tab/>scan choice, 2</text:p>
      <text:p text:style-name="P1"><text:tab/><text:tab/>cmp byte[choice], '1'</text:p>
      <text:p text:style-name="P1"><text:tab/><text:tab/>je choice1</text:p>
      <text:p text:style-name="P1"><text:tab/><text:tab/>cmp byte[choice], '2'</text:p>
      <text:p text:style-name="P1"><text:tab/><text:tab/>je choice2</text:p>
      <text:p text:style-name="P1"><text:soft-page-break/><text:tab/><text:tab/>cmp byte[choice], '3'</text:p>
      <text:p text:style-name="P1"><text:tab/><text:tab/>je choice3</text:p>
      <text:p text:style-name="P1"><text:tab/><text:tab/>cmp byte[choice], '4'</text:p>
      <text:p text:style-name="P1"><text:tab/><text:tab/>je choice4</text:p>
      <text:p text:style-name="P1"><text:tab/><text:tab/>cmp byte[choice], '5'</text:p>
      <text:p text:style-name="P1"><text:tab/><text:tab/>je exit</text:p>
      <text:p text:style-name="P1"></text:p>
      <text:p text:style-name="P1"><text:tab/>choice1:</text:p>
      <text:p text:style-name="P1"><text:tab/><text:tab/><text:tab/>;input the string</text:p>
      <text:p text:style-name="P1"><text:tab/><text:tab/>xor rcx, rcx</text:p>
      <text:p text:style-name="P1"><text:tab/><text:tab/>mov rcx, 30</text:p>
      <text:p text:style-name="P1"><text:tab/><text:tab/>mov rsi, erase</text:p>
      <text:p text:style-name="P1"><text:tab/><text:tab/>mov rdi, buffer</text:p>
      <text:p text:style-name="P1"><text:tab/><text:tab/>rep movsb</text:p>
      <text:p text:style-name="P1"><text:tab/><text:tab/>mov rcx, 30</text:p>
      <text:p text:style-name="P1"><text:tab/><text:tab/>mov rdi, string</text:p>
      <text:p text:style-name="P1"><text:tab/><text:tab/>rep movsb</text:p>
      <text:p text:style-name="P1"><text:tab/><text:tab/>mov rcx, 30</text:p>
      <text:p text:style-name="P1"><text:tab/><text:tab/>mov rdi, revstr</text:p>
      <text:p text:style-name="P1"><text:tab/><text:tab/>rep movsb</text:p>
      <text:p text:style-name="P1"><text:tab/><text:tab/>mov rcx, 2</text:p>
      <text:p text:style-name="P1"><text:tab/><text:tab/>mov rdi, len</text:p>
      <text:p text:style-name="P1"><text:tab/><text:tab/>rep movsb</text:p>
      <text:p text:style-name="P1"></text:p>
      <text:p text:style-name="P1"><text:tab/><text:tab/>print prompt, lprompt</text:p>
      <text:p text:style-name="P1"><text:tab/><text:tab/>scan buffer, 30</text:p>
      <text:p text:style-name="P1"><text:tab/><text:tab/>dec rax</text:p>
      <text:p text:style-name="P1"><text:tab/><text:tab/>push rax</text:p>
      <text:p text:style-name="P1"><text:tab/><text:tab/>jmp repeat</text:p>
      <text:p text:style-name="P1"></text:p>
      <text:p text:style-name="P1"><text:tab/>choice2:</text:p>
      <text:p text:style-name="P1"><text:tab/><text:tab/><text:tab/>;store length of string</text:p>
      <text:p text:style-name="P1"><text:tab/><text:tab/>print response1, lresponse1</text:p>
      <text:p text:style-name="P1"><text:tab/><text:tab/>pop rax</text:p>
      <text:p text:style-name="P1"><text:tab/><text:tab/>push rax</text:p>
      <text:p text:style-name="P1"></text:p>
      <text:p text:style-name="P1"><text:tab/><text:tab/>xor rbx, rbx</text:p>
      <text:p text:style-name="P1"><text:tab/><text:tab/>mov rbx, rax</text:p>
      <text:p text:style-name="P1"><text:tab/><text:tab/>and rbx, 0x0F0</text:p>
      <text:p text:style-name="P1"><text:tab/><text:tab/>rol rbx, 4</text:p>
      <text:p text:style-name="P1"><text:tab/><text:tab/>and rax, 0x0F</text:p>
      <text:p text:style-name="P1"><text:tab/><text:tab/>add rax, rbx</text:p>
      <text:p text:style-name="P1"><text:tab/><text:tab/>xor rbx, rbx</text:p>
      <text:p text:style-name="P1"><text:tab/><text:tab/>mov rbx, rax</text:p>
      <text:p text:style-name="P1"></text:p>
      <text:p text:style-name="P1"><text:soft-page-break/><text:tab/><text:tab/>cmp bl, 0x09</text:p>
      <text:p text:style-name="P1"><text:tab/><text:tab/>jle numl</text:p>
      <text:p text:style-name="P1"><text:tab/><text:tab/>add bl, 0x07</text:p>
      <text:p text:style-name="P1"><text:tab/><text:tab/>numl:</text:p>
      <text:p text:style-name="P1"><text:tab/><text:tab/><text:tab/>add bl, 0x030</text:p>
      <text:p text:style-name="P1"><text:tab/><text:tab/>cmp bh, 0x09</text:p>
      <text:p text:style-name="P1"><text:tab/><text:tab/>jle numh</text:p>
      <text:p text:style-name="P1"><text:tab/><text:tab/>add bh, 0x07</text:p>
      <text:p text:style-name="P1"><text:tab/><text:tab/>numh:</text:p>
      <text:p text:style-name="P1"><text:tab/><text:tab/><text:tab/>add bh, 0x030</text:p>
      <text:p text:style-name="P1"></text:p>
      <text:p text:style-name="P1"><text:tab/><text:tab/>mov [len], rbx</text:p>
      <text:p text:style-name="P1"><text:tab/><text:tab/>rol bx, 8</text:p>
      <text:p text:style-name="P1"><text:tab/><text:tab/>mov [plen], rbx</text:p>
      <text:p text:style-name="P1"></text:p>
      <text:p text:style-name="P1"><text:tab/><text:tab/>print plen, 2</text:p>
      <text:p text:style-name="P1"><text:tab/><text:tab/>jmp repeat</text:p>
      <text:p text:style-name="P1"></text:p>
      <text:p text:style-name="P1"><text:tab/>choice3:</text:p>
      <text:p text:style-name="P1"><text:tab/><text:tab/><text:tab/>;store the string</text:p>
      <text:p text:style-name="P1"><text:tab/><text:tab/>pop rax</text:p>
      <text:p text:style-name="P1"><text:tab/><text:tab/>push rax</text:p>
      <text:p text:style-name="P1"><text:tab/><text:tab/>mov rcx, rax</text:p>
      <text:p text:style-name="P1"><text:tab/><text:tab/>mov rsi, buffer</text:p>
      <text:p text:style-name="P1"><text:tab/><text:tab/>mov rdi, string</text:p>
      <text:p text:style-name="P1"><text:tab/><text:tab/>rep movsb</text:p>
      <text:p text:style-name="P1"></text:p>
      <text:p text:style-name="P1"><text:tab/><text:tab/><text:tab/>;reverse the string</text:p>
      <text:p text:style-name="P1"><text:tab/><text:tab/>xor rcx, rcx</text:p>
      <text:p text:style-name="P1"><text:tab/><text:tab/>pop rcx</text:p>
      <text:p text:style-name="P1"><text:tab/><text:tab/>push rcx</text:p>
      <text:p text:style-name="P1"><text:tab/><text:tab/>mov rsi, string</text:p>
      <text:p text:style-name="P1"><text:tab/><text:tab/>xor rax, rax</text:p>
      <text:p text:style-name="P1"><text:tab/><text:tab/>lea rax, [revstr + rcx - 1]</text:p>
      <text:p text:style-name="P1"><text:tab/><text:tab/>mov rdi, rax</text:p>
      <text:p text:style-name="P1"><text:tab/><text:tab/>xor rax, rax</text:p>
      <text:p text:style-name="P1"><text:tab/><text:tab/>xor rbx, rbx</text:p>
      <text:p text:style-name="P1"></text:p>
      <text:p text:style-name="P1"><text:tab/><text:tab/>reverse:</text:p>
      <text:p text:style-name="P1"><text:tab/><text:tab/><text:tab/>mov al, byte[rsi]</text:p>
      <text:p text:style-name="P1"><text:tab/><text:tab/><text:tab/>mov byte[rdi], al</text:p>
      <text:p text:style-name="P1"><text:tab/><text:tab/><text:tab/>inc rsi</text:p>
      <text:p text:style-name="P1"><text:tab/><text:tab/><text:tab/>dec rdi</text:p>
      <text:p text:style-name="P1"><text:tab/><text:tab/>loop reverse</text:p>
      <text:p text:style-name="P1"></text:p>
      <text:p text:style-name="P1"><text:soft-page-break/><text:tab/><text:tab/>print response2, lresponse2</text:p>
      <text:p text:style-name="P1"><text:tab/><text:tab/>print revstr, len</text:p>
      <text:p text:style-name="P1"><text:tab/><text:tab/>jmp repeat</text:p>
      <text:p text:style-name="P1"></text:p>
      <text:p text:style-name="P1"></text:p>
      <text:p text:style-name="P1"><text:tab/>choice4:</text:p>
      <text:p text:style-name="P1"><text:tab/><text:tab/><text:tab/>;check for palindrome</text:p>
      <text:p text:style-name="P1"><text:tab/><text:tab/>xor rcx, rcx</text:p>
      <text:p text:style-name="P1"><text:tab/><text:tab/>pop rcx</text:p>
      <text:p text:style-name="P1"><text:tab/><text:tab/>push rcx</text:p>
      <text:p text:style-name="P1"><text:tab/><text:tab/>mov rsi, string</text:p>
      <text:p text:style-name="P1"><text:tab/><text:tab/>mov rdi, revstr</text:p>
      <text:p text:style-name="P1"><text:tab/><text:tab/>xor rax, rax</text:p>
      <text:p text:style-name="P1"></text:p>
      <text:p text:style-name="P1"><text:tab/><text:tab/>check:</text:p>
      <text:p text:style-name="P1"><text:tab/><text:tab/><text:tab/>mov al, byte[rsi]</text:p>
      <text:p text:style-name="P1"><text:tab/><text:tab/><text:tab/>cmp byte[rdi], al</text:p>
      <text:p text:style-name="P1"><text:tab/><text:tab/><text:tab/>je skip</text:p>
      <text:p text:style-name="P1"><text:tab/><text:tab/><text:tab/>jmp ntpal</text:p>
      <text:p text:style-name="P1"><text:tab/><text:tab/><text:tab/>skip:</text:p>
      <text:p text:style-name="P1"><text:tab/><text:tab/><text:tab/><text:tab/>inc rsi</text:p>
      <text:p text:style-name="P1"><text:tab/><text:tab/><text:tab/><text:tab/>inc rdi</text:p>
      <text:p text:style-name="P1"><text:tab/><text:tab/>loop check</text:p>
      <text:p text:style-name="P1"></text:p>
      <text:p text:style-name="P1"><text:tab/><text:tab/>print option1, loption1</text:p>
      <text:p text:style-name="P1"><text:tab/><text:tab/>jmp repeat</text:p>
      <text:p text:style-name="P1"></text:p>
      <text:p text:style-name="P1"><text:tab/><text:tab/>ntpal:</text:p>
      <text:p text:style-name="P1"><text:tab/><text:tab/>print option2, loption2</text:p>
      <text:p text:style-name="P1"><text:tab/><text:tab/>jmp repeat</text:p>
      <text:p text:style-name="P1"></text:p>
      <text:p text:style-name="P1"><text:tab/>exit:</text:p>
      <text:p text:style-name="P1"><text:tab/><text:tab/>mov rax, 0x3C</text:p>
      <text:p text:style-name="P1"><text:tab/><text:tab/>mov rdi, 0</text:p>
      <text:p text:style-name="P1"><text:tab/><text:tab/>syscall</text:p>
      <text:p text:style-name="P1"/>
      <text:p text:style-name="P1">*************************** <text:s text:c="5"/>OUTPUT <text:s text:c="5"/>***************************</text:p>
      <text:p text:style-name="P1"/>
      <text:p text:style-name="P1">comp-proj-32@comp-proj-32:~/Desktop$ nasm -f elf64 -g -F dwarf -o A4.o A4.nasm</text:p>
      <text:p text:style-name="P1">A4.nasm:51: warning: attempt to initialize memory in BSS section `.bss': ignored</text:p>
      <text:p text:style-name="P1">comp-proj-32@comp-proj-32:~/Desktop$ ld -o A4.bin A4.o</text:p>
      <text:p text:style-name="P1">comp-proj-32@comp-proj-32:~/Desktop$ ./A4.bin</text:p>
      <text:p text:style-name="P1"></text:p>
      <text:p text:style-name="P1">This program will take a string/sentence from you and check whether it is a palindrome or not.</text:p>
      <text:p text:style-name="P1"><text:soft-page-break/></text:p>
      <text:p text:style-name="P1">Operations performable: </text:p>
      <text:p text:style-name="P1"><text:tab/>1) Enter a string.</text:p>
      <text:p text:style-name="P1"><text:tab/>2) Calculate length of string.</text:p>
      <text:p text:style-name="P1"><text:tab/>3) Show the reverse of string.</text:p>
      <text:p text:style-name="P1"><text:tab/>4) Check if string is palindrome.</text:p>
      <text:p text:style-name="P1"><text:tab/>5) Exit</text:p>
      <text:p text:style-name="P1"></text:p>
      <text:p text:style-name="P1">Enter choice: 1</text:p>
      <text:p text:style-name="P1"></text:p>
      <text:p text:style-name="P1">Enter any string/sentence: hellolleh</text:p>
      <text:p text:style-name="P1"></text:p>
      <text:p text:style-name="P1">Operations performable: </text:p>
      <text:p text:style-name="P1"><text:tab/>1) Enter a string.</text:p>
      <text:p text:style-name="P1"><text:tab/>2) Calculate length of string.</text:p>
      <text:p text:style-name="P1"><text:tab/>3) Show the reverse of string.</text:p>
      <text:p text:style-name="P1"><text:tab/>4) Check if string is palindrome.</text:p>
      <text:p text:style-name="P1"><text:tab/>5) Exit</text:p>
      <text:p text:style-name="P1"></text:p>
      <text:p text:style-name="P1">Enter choice: 2</text:p>
      <text:p text:style-name="P1"></text:p>
      <text:p text:style-name="P1">The length of entered String is 09</text:p>
      <text:p text:style-name="P1">Operations performable: </text:p>
      <text:p text:style-name="P1"><text:tab/>1) Enter a string.</text:p>
      <text:p text:style-name="P1"><text:tab/>2) Calculate length of string.</text:p>
      <text:p text:style-name="P1"><text:tab/>3) Show the reverse of string.</text:p>
      <text:p text:style-name="P1"><text:tab/>4) Check if string is palindrome.</text:p>
      <text:p text:style-name="P1"><text:tab/>5) Exit</text:p>
      <text:p text:style-name="P1"></text:p>
      <text:p text:style-name="P1">Enter choice: 3</text:p>
      <text:p text:style-name="P1"></text:p>
      <text:p text:style-name="P1">The reverse of entered String is hellolleh</text:p>
      <text:p text:style-name="P1">Operations performable: </text:p>
      <text:p text:style-name="P1"><text:tab/>1) Enter a string.</text:p>
      <text:p text:style-name="P1"><text:tab/>2) Calculate length of string.</text:p>
      <text:p text:style-name="P1"><text:tab/>3) Show the reverse of string.</text:p>
      <text:p text:style-name="P1"><text:tab/>4) Check if string is palindrome.</text:p>
      <text:p text:style-name="P1"><text:tab/>5) Exit</text:p>
      <text:p text:style-name="P1"></text:p>
      <text:p text:style-name="P1">Enter choice: 4</text:p>
      <text:p text:style-name="P1"></text:p>
      <text:p text:style-name="P1">The entered String is a palindrome.</text:p>
      <text:p text:style-name="P1">Operations performable: </text:p>
      <text:p text:style-name="P1"><text:tab/>1) Enter a string.</text:p>
      <text:p text:style-name="P1"><text:tab/>2) Calculate length of string.</text:p>
      <text:p text:style-name="P1"><text:soft-page-break/><text:tab/>3) Show the reverse of string.</text:p>
      <text:p text:style-name="P1"><text:tab/>4) Check if string is palindrome.</text:p>
      <text:p text:style-name="P1"><text:tab/>5) Exit</text:p>
      <text:p text:style-name="P1"></text:p>
      <text:p text:style-name="P1">Enter choice: 1</text:p>
      <text:p text:style-name="P1"></text:p>
      <text:p text:style-name="P1">Enter any string/sentence: Hihi</text:p>
      <text:p text:style-name="P1"></text:p>
      <text:p text:style-name="P1">Operations performable: </text:p>
      <text:p text:style-name="P1"><text:tab/>1) Enter a string.</text:p>
      <text:p text:style-name="P1"><text:tab/>2) Calculate length of string.</text:p>
      <text:p text:style-name="P1"><text:tab/>3) Show the reverse of string.</text:p>
      <text:p text:style-name="P1"><text:tab/>4) Check if string is palindrome.</text:p>
      <text:p text:style-name="P1"><text:tab/>5) Exit</text:p>
      <text:p text:style-name="P1"></text:p>
      <text:p text:style-name="P1">Enter choice: 2</text:p>
      <text:p text:style-name="P1"></text:p>
      <text:p text:style-name="P1">The length of entered String is 04</text:p>
      <text:p text:style-name="P1">Operations performable: </text:p>
      <text:p text:style-name="P1"><text:tab/>1) Enter a string.</text:p>
      <text:p text:style-name="P1"><text:tab/>2) Calculate length of string.</text:p>
      <text:p text:style-name="P1"><text:tab/>3) Show the reverse of string.</text:p>
      <text:p text:style-name="P1"><text:tab/>4) Check if string is palindrome.</text:p>
      <text:p text:style-name="P1"><text:tab/>5) Exit</text:p>
      <text:p text:style-name="P1"></text:p>
      <text:p text:style-name="P1">Enter choice: 3</text:p>
      <text:p text:style-name="P1"></text:p>
      <text:p text:style-name="P1">The reverse of entered String is ihiH</text:p>
      <text:p text:style-name="P1">Operations performable: </text:p>
      <text:p text:style-name="P1"><text:tab/>1) Enter a string.</text:p>
      <text:p text:style-name="P1"><text:tab/>2) Calculate length of string.</text:p>
      <text:p text:style-name="P1"><text:tab/>3) Show the reverse of string.</text:p>
      <text:p text:style-name="P1"><text:tab/>4) Check if string is palindrome.</text:p>
      <text:p text:style-name="P1"><text:tab/>5) Exit</text:p>
      <text:p text:style-name="P1"></text:p>
      <text:p text:style-name="P1">Enter choice: 4</text:p>
      <text:p text:style-name="P1"></text:p>
      <text:p text:style-name="P1">The entered String is not a palindrome.</text:p>
      <text:p text:style-name="P1">Operations performable: </text:p>
      <text:p text:style-name="P1"><text:tab/>1) Enter a string.</text:p>
      <text:p text:style-name="P1"><text:tab/>2) Calculate length of string.</text:p>
      <text:p text:style-name="P1"><text:tab/>3) Show the reverse of string.</text:p>
      <text:p text:style-name="P1"><text:tab/>4) Check if string is palindrome.</text:p>
      <text:p text:style-name="P1"><text:tab/>5) Exit</text:p>
      <text:p text:style-name="P1">Enter choice: 5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5:38:05</meta:creation-date>
    <dc:date>2016-01-23T15:50:24</dc:date>
    <meta:editing-duration>P0D</meta:editing-duration>
    <meta:editing-cycles>1</meta:editing-cycles>
    <meta:document-statistic meta:table-count="0" meta:image-count="0" meta:object-count="0" meta:page-count="7" meta:paragraph-count="303" meta:word-count="937" meta:character-count="5939" meta:non-whitespace-character-count="4617"/>
    <meta:generator>LibreOffice/3.5$Linux_X86_64 LibreOffice_project/350m1$Build-2</meta:generator>
  </office:meta>
</office:document-meta>
</file>